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4600000064CD63393222601531.png" manifest:media-type="image/png"/>
  <manifest:file-entry manifest:full-path="Pictures/100000000000005200000061DE24F823B59C7253.jpg" manifest:media-type="image/jpeg"/>
  <manifest:file-entry manifest:full-path="Pictures/10000000000000B40000010EF4AA40CAF4015140.jpg" manifest:media-type="image/jpeg"/>
  <manifest:file-entry manifest:full-path="Pictures/100000000000032000000258CECDE0CB01CABD1C.png" manifest:media-type="image/png"/>
  <manifest:file-entry manifest:full-path="Pictures/100000000000027000000280A92951D792358F9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 smil:type="fade" smil:subtype="crossfade" smil:fadeColor="#000000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 smil:type="fade" smil:subtype="crossfade" smil:fadeColor="#000000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808080" draw:stroke-linejoin="round" draw:fill="solid" draw:fill-color="#cfe7f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ffcc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3.776cm" fo:min-width="24.39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stroke-linejoin="round" draw:fill="solid" draw:fill-color="#5b0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212cm" svg:stroke-color="#ff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808080" draw:stroke-linejoin="round" draw:fill="solid" draw:fill-color="#cfe7f5" draw:textarea-vertical-align="middle" draw:auto-grow-height="false" draw:fit-to-size="false" fo:min-height="2.445cm" fo:min-width="1.83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3.776cm" fo:min-width="26.42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4.03cm" fo:min-width="26.93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212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7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808080" draw:stroke-linejoin="round" draw:fill="solid" draw:fill-color="#b6d7a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808080" draw:stroke-linejoin="round" draw:fill="solid" draw:fill-color="#ff00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2.427cm" fo:min-width="26.17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dash" draw:stroke-dash="Dashed_20__28_var_29__20_4" svg:stroke-width="0.212cm" svg:stroke-color="#ff99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dash" draw:stroke-dash="Dashed_20__28_var_29__20_4" svg:stroke-width="0.212cm" svg:stroke-color="#00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ashed_20__28_var_29__20_4" svg:stroke-width="0.212cm" svg:stroke-color="#ff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title">
      <style:graphic-properties fo:min-height="18.96cm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blank-outline1">
      <style:graphic-properties draw:fit-to-size="false" fo:min-height="11.929cm"/>
    </style:style>
    <style:style style:name="pr4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108cm" fo:padding-bottom="0cm" fo:padding-left="0cm" fo:padding-right="0cm" fo:wrap-option="wrap"/>
    </style:style>
    <style:style style:name="pr5" style:family="presentation" style:parent-style-name="tx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6" style:family="presentation" style:parent-style-name="tx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1" style:family="paragraph">
      <style:paragraph-properties fo:text-align="end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9" style:family="paragraph">
      <style:paragraph-properties fo:margin-left="0cm" fo:margin-right="0cm" fo:margin-top="0cm" fo:margin-bottom="0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11" style:family="paragraph">
      <style:paragraph-properties fo:margin-left="0cm" fo:margin-right="0cm" fo:margin-top="0cm" fo:margin-bottom="0cm" fo:line-height="93%" fo:text-align="center" fo:text-indent="0cm" style:writing-mode="rl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cfe7f5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cc99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end" fo:text-indent="0cm" style:writing-mode="rl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solid" draw:fill-color="#5b0f00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cfe7f5"/>
      <style:paragraph-properties fo:margin-left="0cm" fo:margin-right="0cm" fo:margin-top="0cm" fo:margin-bottom="0cm" fo:line-height="93%" fo:text-align="center" fo:text-indent="0cm" style:writing-mode="rl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93%" fo:text-align="end" fo:text-indent="0cm" style:writing-mode="rl-tb" style:font-independent-line-spacing="true">
        <style:tab-stops>
          <style:tab-stop style:position="0cm"/>
        </style:tab-stops>
      </style:paragraph-properties>
      <style:text-properties fo:font-size="32pt"/>
    </style:style>
    <style:style style:name="P20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26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27" style:family="paragraph">
      <loext:graphic-properties draw:fill="bitmap" draw:fill-image-name="msFillBitmap_20_17" style:repeat="stretch"/>
      <style:paragraph-properties fo:text-align="start"/>
      <style:text-properties fo:font-size="18pt"/>
    </style:style>
    <style:style style:name="P28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30" style:family="paragraph">
      <style:paragraph-properties fo:margin-left="0cm" fo:margin-right="0cm" fo:margin-top="0cm" fo:margin-bottom="0cm" fo:line-height="93%" fo:text-align="end" fo:text-indent="0cm" style:writing-mode="rl-tb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style:paragraph-properties fo:margin-left="0cm" fo:margin-right="0cm" fo:margin-top="0cm" fo:margin-bottom="0cm" fo:line-height="93%" fo:text-align="start" fo:text-indent="0cm" style:writing-mode="lr-tb"/>
    </style:style>
    <style:style style:name="T1" style:family="text">
      <style:text-properties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color="#0000ff" fo:font-size="40pt" style:font-size-asian="44pt" style:font-size-complex="44pt"/>
    </style:style>
    <style:style style:name="T8" style:family="text">
      <style:text-properties fo:color="#009900" fo:font-size="40pt" style:font-size-asian="44pt" style:font-size-complex="44pt"/>
    </style:style>
    <style:style style:name="T9" style:family="text">
      <style:text-properties fo:font-variant="normal" fo:text-transform="none" fo:color="#8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2" fo:font-size="96pt" fo:letter-spacing="normal" fo:font-style="normal" style:text-underline-style="none" fo:font-weight="bold" style:font-name-asian="Arial2" style:font-size-asian="96pt" style:font-style-asian="normal" style:font-weight-asian="bold" style:font-name-complex="Arial2" style:font-size-complex="9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style:font-name-asian="Arial2" style:font-size-asian="32pt" style:font-style-asian="normal" style:font-name-complex="Arial2" style:font-size-complex="32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6" style:family="text">
      <style:text-properties fo:font-variant="normal" fo:text-transform="none" fo:color="#ccccff" style:text-line-through-style="none" style:text-line-through-type="none" style:text-position="0% 100%" style:font-name="Arial2" fo:font-size="30pt" fo:letter-spacing="normal" fo:font-style="normal" style:text-underline-style="solid" style:text-underline-width="auto" style:text-underline-color="font-color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name-complex="Arial2" style:font-size-complex="3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presentation:style-name="pr1" draw:text-style-name="P2" draw:layer="layout" svg:width="24.13cm" svg:height="18.96cm" svg:x="2.286cm" svg:y="2.039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לוקה הוגנת</text:span><text:span text:style-name="T3"><text:line-break/></text:span><text:span text:style-name="T3">Fair Division</text:span><text:span text:style-name="T2"><text:line-break/></text:span><text:span text:style-name="T2"><text:line-break/></text:span><text:span text:style-name="T4">אראל סגל-הלוי, י”ד באייר ה’תשע”ח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5">"וּנְ</text:span><text:span text:style-name="T5">חַלְ</text:span><text:span text:style-name="T5">תֶּם </text:span><text:span text:style-name="T5">אוֹ</text:span><text:span text:style-name="T5">תָהּ </text:span><text:span text:style-name="T5">אִי</text:span><text:span text:style-name="T5">שׁ </text:span><text:span text:style-name="T5">כְּאָ</text:span><text:span text:style-name="T5">חִיו</text:span><text:span text:style-name="T5">"</text:span><text:span text:style-name="T6"> </text:span><text:span text:style-name="T6">(יחזקאל </text:span><text:span text:style-name="T6">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1" presentation:class="page"/>
        </presentation:notes>
      </draw:page>
      <draw:page draw:name="page2" draw:style-name="dp1" draw:master-page-name="blank" presentation:presentation-page-layout-name="AL1T0">
        <office:forms form:automatic-focus="false" form:apply-design-mode="false"/>
        <draw:frame presentation:style-name="pr3" draw:text-style-name="P8" draw:layer="layout" svg:width="27.748cm" svg:height="19.983cm" svg:x="0.254cm" svg:y="1.016cm" presentation:class="outline" presentation:user-transformed="true">
          <draw:text-box>
            <text:list text:style-name="L2">
              <text:list-item>
                <text:p text:style-name="P1"><text:span text:style-name="T7">המחקר המודרני על חלוקה הוגנת </text:span><text:span text:style-name="T7"><text:line-break/></text:span><text:span text:style-name="T7">התחיל ע”י מתמטיקאים.</text:span></text:p>
              </text:list-item>
              <text:list-item>
                <text:p text:style-name="P1"><text:span text:style-name="T7">הוא היה תיאורטי עד השנים האחרונות.</text:span></text:p>
              </text:list-item>
              <text:list-item>
                <text:p text:style-name="P1"><text:span text:style-name="T8">כיום הוא נעשה יותר ויותר שימושי.</text:span></text:p>
                <text:list>
                  <text:list-item>
                    <text:p text:style-name="P1"><text:span text:style-name="T8"><text:a xlink:href="http://spliddit.org/" xlink:type="simple">http://spliddit.org/</text:a></text:span></text:p>
                  </text:list-item>
                  <text:list-item>
                    <text:p text:style-name="P1"><text:span text:style-name="T8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Shape 35" draw:style-name="gr5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6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5cm" svg:height="10.472cm" svg:x="3.81cm" svg:y="2.121cm" draw:page-number="2" presentation:class="page"/>
        </presentation:notes>
      </draw:page>
      <draw:page draw:name="חלוקת הוגנת של עוגות" draw:style-name="dp3" draw:master-page-name="tx" presentation:presentation-page-layout-name="AL2T1">
        <office:forms form:automatic-focus="false" form:apply-design-mode="false"/>
        <draw:frame draw:name="Shape 72" presentation:style-name="pr4" draw:text-style-name="P10" draw:layer="layout" svg:width="17.1cm" svg:height="3.505cm" svg:x="10.098cm" svg:y="0.838cm" presentation:class="title" presentation:user-transformed="true">
          <draw:text-box>
            <text:p text:style-name="P9"><text:span text:style-name="T9">חלוקת הוגנת של עוגות</text:span></text:p>
          </draw:text-box>
        </draw:frame>
        <draw:custom-shape draw:name="Shape 73" draw:style-name="gr7" draw:text-style-name="P12" draw:layer="layout" svg:width="3.301cm" svg:height="3.809cm" svg:x="19.427cm" svg:y="12.155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74" draw:style-name="gr8" draw:text-style-name="P13" draw:layer="layout" svg:width="3.809cm" svg:height="3.047cm" svg:x="7.276cm" svg:y="12.155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75" draw:style-name="gr9" draw:text-style-name="P14" draw:layer="layout" svg:width="24.892cm" svg:height="4.025cm" svg:x="2.794cm" svg:y="4.066cm">
          <text:p text:style-name="P9"><text:span text:style-name="T11">אמא הכינה עוגת שוקולד עם קצפת לכבוד י"ד באייר. האם תצליח לחתוך את העוגה לשני חצאים שווים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21.239cm" svg:height="4.478cm" svg:x="4.15cm" svg:y="7.468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77" draw:style-name="gr11" draw:text-style-name="P6" draw:layer="layout" svg:width="8.326cm" svg:height="4.895cm" svg:x="10.607cm" svg:y="7.26cm">
          <text:p text:style-name="P16"><text:span text:style-name="T12">י <text:s text:c="4"/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xml:id="id1" draw:id="id1" draw:layer="layout" svg:width="0.001cm" svg:height="4.895cm" svg:x="15.348cm" svg:y="7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" draw:style-name="gr13" draw:text-style-name="P6" xml:id="id2" draw:id="id2" draw:layer="layout" svg:width="24.044cm" svg:height="3.056cm" svg:x="1.642cm" svg:y="17.6cm">
          <text:p text:style-name="P9"><text:span text:style-name="T11">היא יכולה לחתוך בדיוק באמצע, אבל מה אם יתברר ששניהם רוצים את החלק עם האות ד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custom-shape draw:name="Shape 81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2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83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84" draw:style-name="gr4" draw:layer="layout" svg:width="13.965cm" svg:height="10.472cm" svg:x="3.81cm" svg:y="2.121cm" draw:page-number="3" presentation:class="page"/>
        </presentation:notes>
      </draw:page>
      <draw:page draw:name="תהליך &quot;אחד חותך, שני בוחר&quot;" draw:style-name="dp4" draw:master-page-name="tx" presentation:presentation-page-layout-name="AL2T1">
        <office:forms form:automatic-focus="false" form:apply-design-mode="false"/>
        <draw:frame draw:name="Shape 86" presentation:style-name="pr4" draw:text-style-name="P10" draw:layer="layout" svg:width="21.804cm" svg:height="3.505cm" svg:x="5.926cm" svg:y="0.56cm" presentation:class="title" presentation:user-transformed="true">
          <draw:text-box>
            <text:p text:style-name="P9"><text:span text:style-name="T9">אלגוריתם "אחד חותך, שני בוחר"</text:span></text:p>
          </draw:text-box>
        </draw:frame>
        <draw:custom-shape draw:name="Shape 87" draw:style-name="gr14" draw:text-style-name="P18" draw:layer="layout" svg:width="3.301cm" svg:height="3.809cm" svg:x="18.621cm" svg:y="11.993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88" draw:style-name="gr8" draw:text-style-name="P13" draw:layer="layout" svg:width="3.809cm" svg:height="3.047cm" svg:x="7.294cm" svg:y="12.007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89" draw:style-name="gr15" draw:text-style-name="P14" draw:layer="layout" svg:width="26.924cm" svg:height="4.025cm" svg:x="0.762cm" svg:y="4.066cm">
          <text:p text:style-name="P9"><text:span text:style-name="T11">כדי למנוע מריבות, אמא מבקשת מעמי לחלק את העוגה, ומתמי לבחור את אחד משני החלקים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10" draw:text-style-name="P15" draw:layer="layout" svg:width="21.239cm" svg:height="4.478cm" svg:x="4.161cm" svg:y="7.32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91" draw:style-name="gr11" draw:text-style-name="P6" draw:layer="layout" svg:width="8.326cm" svg:height="4.895cm" svg:x="10.618cm" svg:y="7.112cm">
          <text:p text:style-name="P16"><text:span text:style-name="T12">י <text:s text:c="4"/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6" draw:text-style-name="P19" xml:id="id4" draw:id="id4" draw:layer="layout" svg:width="27.432cm" svg:height="4.279cm" svg:x="0.254cm" svg:y="16.002cm">
          <text:p text:style-name="P9"><text:span text:style-name="T13">תכונות</text:span><text:span text:style-name="T14">:</text:span></text:p>
          <text:list text:style-name="L1">
            <text:list-item>
              <text:p text:style-name="P9"><text:span text:style-name="T13">פרופורציונליות</text:span><text:span text:style-name="T14"> – כל ילד מקבל לפחות </text:span><text:span text:style-name="T14">1/2</text:span><text:span text:style-name="T14"> לפי דעתו.</text:span></text:p>
            </text:list-item>
            <text:list-item>
              <text:p text:style-name="P9"><text:span text:style-name="T13">אין קנאה</text:span><text:span text:style-name="T14"> – אף ילד לא חושב שהחלק של השני טוב יותר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7" draw:text-style-name="P17" xml:id="id3" draw:id="id3" draw:layer="layout" svg:width="0.001cm" svg:height="4.895cm" svg:x="14.203cm" svg:y="7.1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custom-shape draw:name="Shape 95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6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97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98" draw:style-name="gr4" draw:layer="layout" svg:width="13.965cm" svg:height="10.472cm" svg:x="3.81cm" svg:y="2.121cm" draw:page-number="4" presentation:class="page"/>
        </presentation:notes>
      </draw:page>
      <draw:page draw:name="תהליך &quot;אחד חותך, שני בוחר&quot;&#10;בתנ&quot;ך" draw:style-name="dp5" draw:master-page-name="tx" presentation:presentation-page-layout-name="AL2T1">
        <office:forms form:automatic-focus="false" form:apply-design-mode="false"/>
        <draw:custom-shape draw:name="Shape 101" draw:style-name="gr7" draw:text-style-name="P12" draw:layer="layout" svg:width="3.301cm" svg:height="3.809cm" svg:x="21.447cm" svg:y="13.79cm">
          <text:p text:style-name="P11"><text:span text:style-name="T10">לוט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02" draw:style-name="gr8" draw:text-style-name="P13" draw:layer="layout" svg:width="4.362cm" svg:height="3.047cm" svg:x="5.926cm" svg:y="13.79cm">
          <text:p text:style-name="P11"><text:span text:style-name="T10">אברם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frame draw:name="Shape 103" presentation:style-name="pr6" draw:text-style-name="P21" draw:layer="layout" svg:width="21.598cm" svg:height="5.524cm" svg:x="5.544cm" svg:y="4.937cm" presentation:class="outline" presentation:user-transformed="true">
          <draw:text-box>
            <text:p text:style-name="P20"><text:span text:style-name="T15">בראשית יד: </text:span><text:span text:style-name="T16"><text:a xlink:href="http://he.wikisource.org/wiki/קטגוריה:בראשית_יג_ח" xlink:type="simple">ח</text:a></text:span><text:span text:style-name="T15"> וַיֹּאמֶר אַבְרָם אֶל לוֹט: אַל נָא תְהִי מְרִיבָה בֵּינִי וּבֵינֶיךָ </text:span><text:span text:style-name="T15">וּבֵין רֹעַי וּבֵין רֹעֶיךָ כִּי אֲנָשִׁים אַחִים אֲנָחְנוּ.</text:span><text:span text:style-name="T16"><text:a xlink:href="http://he.wikisource.org/wiki/קטגוריה:בראשית_יג_ט" xlink:type="simple"> </text:a></text:span><text:span text:style-name="T16"><text:a xlink:href="http://he.wikisource.org/wiki/קטגוריה:בראשית_יג_ט" xlink:type="simple">ט</text:a></text:span><text:span text:style-name="T15"> הֲלֹא כָל הָאָרֶץ לְפָנֶיךָ, </text:span><text:span text:style-name="T15">הִפָּרֶד נָא מֵעָלָי! </text:span><text:span text:style-name="T17">אִם הַשְּׂמֹאל וְאֵימִנָה, וְאִם הַיָּמִין וְאַשְׂמְאִילָה</text:span><text:span text:style-name="T15">.</text:span></text:p>
          </draw:text-box>
        </draw:frame>
        <draw:custom-shape draw:name="Shape 104" draw:style-name="gr18" draw:text-style-name="P22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9" draw:text-style-name="P17" xml:id="id5" draw:id="id5" draw:layer="layout" svg:width="0.006cm" svg:height="10.865cm" draw:transform="rotate (0.0137881010907552) translate (16.512cm 10.133cm)">
          <text:p/>
          <draw:enhanced-geometry draw:mirror-horizontal="true" draw:mirror-vertical="false" svg:viewBox="0 0 21600 21600" draw:type="mso-spt32" draw:enhanced-path="M 0 0 L 21600 21600 N"/>
        </draw:custom-shape>
        <draw:frame draw:name="Shape 86" presentation:style-name="pr4" draw:text-style-name="P10" draw:layer="layout" svg:width="21.804cm" svg:height="3.505cm" svg:x="5.926cm" svg:y="0.561cm" presentation:class="title" presentation:user-transformed="true">
          <draw:text-box>
            <text:p text:style-name="P9"><text:span text:style-name="T9">אלגוריתם "אחד חותך, שני בוחר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5.261cm" svg:height="10.472cm" svg:x="3.162cm" svg:y="2.121cm" draw:page-number="5" presentation:class="page"/>
        </presentation:notes>
      </draw:page>
      <draw:page draw:name="ומה עם משפחות ברוכות ילדים?" draw:style-name="dp6" draw:master-page-name="tx" presentation:presentation-page-layout-name="AL2T1">
        <office:forms form:automatic-focus="false" form:apply-design-mode="false"/>
        <draw:frame draw:name="Shape 111" presentation:style-name="pr4" draw:text-style-name="P10" draw:layer="layout" svg:width="22.387cm" svg:height="3.505cm" svg:x="4.629cm" svg:y="0.813cm" presentation:class="title" presentation:user-transformed="true">
          <draw:text-box>
            <text:p text:style-name="P9"><text:span text:style-name="T9">ומה עם משפחות ברוכות ילדים?</text:span></text:p>
          </draw:text-box>
        </draw:frame>
        <draw:custom-shape draw:name="Shape 112" draw:style-name="gr7" draw:text-style-name="P12" draw:layer="layout" svg:width="3.301cm" svg:height="3.809cm" svg:x="20.799cm" svg:y="11.685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13" draw:style-name="gr8" draw:text-style-name="P13" draw:layer="layout" svg:width="3.809cm" svg:height="3.047cm" svg:x="16.123cm" svg:y="12.067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14" draw:style-name="gr10" draw:text-style-name="P15" draw:layer="layout" svg:width="21.239cm" svg:height="4.478cm" svg:x="4.415cm" svg:y="6.397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115" draw:style-name="gr11" draw:text-style-name="P6" draw:layer="layout" svg:width="8.326cm" svg:height="4.895cm" svg:x="10.872cm" svg:y="6.189cm">
          <text:p text:style-name="P16"><text:span text:style-name="T12">י <text:s text:c="4"/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20" draw:text-style-name="P6" draw:layer="layout" svg:width="21.804cm" svg:height="4.025cm" svg:x="4.223cm" svg:y="17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21" draw:text-style-name="P23" xml:id="id6" draw:id="id6" draw:layer="layout" svg:width="3.301cm" svg:height="3.809cm" svg:x="11.663cm" svg:y="11.685cm">
          <text:p text:style-name="P11"><text:span text:style-name="T10">ר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19" draw:style-name="gr22" draw:text-style-name="P24" xml:id="id7" draw:id="id7" draw:layer="layout" svg:width="3.809cm" svg:height="3.047cm" svg:x="6.465cm" svg:y="12.067cm">
          <text:p text:style-name="P11"><text:span text:style-name="T10">צו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20" draw:style-name="gr23" draw:text-style-name="P14" draw:layer="layout" svg:width="26.67cm" svg:height="2.676cm" svg:x="1.016cm" svg:y="3.81cm">
          <text:p text:style-name="P9"><text:span text:style-name="T11">שני ילדים חדשים הצטרפו למשפחה, ושוב הגיע י"ד באייר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16" draw:text-style-name="P19" draw:layer="layout" svg:width="27.432cm" svg:height="4.279cm" svg:x="0.254cm" svg:y="16.002cm">
          <text:p text:style-name="P9"><text:span text:style-name="T14">האם קיימת חלוקה המקיימת את </text:span><text:span text:style-name="T11">שתי</text:span><text:span text:style-name="T14"> התכונות:</text:span></text:p>
          <text:list text:style-name="L1">
            <text:list-item>
              <text:p text:style-name="P9"><text:span text:style-name="T13">פרופורציונליות</text:span><text:span text:style-name="T14"> – כל ילד מקבל לפחות </text:span><text:span text:style-name="T14">1</text:span><text:span text:style-name="T14">-מתוך-</text:span><text:span text:style-name="T14">n</text:span><text:span text:style-name="T14"> לפי דעתו;</text:span></text:p>
            </text:list-item>
            <text:list-item>
              <text:p text:style-name="P9"><text:span text:style-name="T13">אין קנאה</text:span><text:span text:style-name="T14"> – אף ילד לא מעדיף לקבל חלק של מישהו אחר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1s" smil:targetElement="id6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1s" smil:targetElement="id7" smil:attributeName="x" smil:values="x-1;x" smil:keyTimes="0;1"/>
                </anim:par>
              </anim:par>
            </anim:par>
          </anim:seq>
        </anim:par>
        <presentation:notes draw:style-name="dp2">
          <draw:custom-shape draw:name="Shape 122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3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24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25" draw:style-name="gr4" draw:layer="layout" svg:width="15.261cm" svg:height="10.472cm" svg:x="3.162cm" svg:y="2.121cm" draw:page-number="6" presentation:class="page"/>
        </presentation:notes>
      </draw:page>
      <draw:page draw:name="המתמטיקאים נכנסים לתמונה" draw:style-name="dp7" draw:master-page-name="tx" presentation:presentation-page-layout-name="AL2T1">
        <office:forms form:automatic-focus="false" form:apply-design-mode="false"/>
        <draw:frame draw:name="Shape 127" presentation:style-name="pr4" draw:text-style-name="P10" draw:layer="layout" svg:width="21.804cm" svg:height="3.505cm" svg:x="5.926cm" svg:y="0.56cm" presentation:class="title" presentation:user-transformed="true">
          <draw:text-box>
            <text:p text:style-name="P9"><text:span text:style-name="T9">המתמטיקאים נכנסים לתמונה</text:span></text:p>
          </draw:text-box>
        </draw:frame>
        <draw:custom-shape draw:name="Shape 128" draw:style-name="gr24" draw:text-style-name="P6" draw:layer="layout" svg:width="19.441cm" svg:height="6.7cm" svg:x="7.078cm" svg:y="5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11" draw:text-style-name="P6" draw:layer="layout" svg:width="20.809cm" svg:height="14.608cm" svg:x="7.078cm" svg:y="4.53cm">
          <text:list text:style-name="L3">
            <text:list-item>
              <text:p xml:id="id8" text:id="id8" text:style-name="P25"><text:span text:style-name="T11">העיסוק המודרני בנושא חלוקה הוגנת התחיל מהמתמטיקאי היהודי-פולני </text:span><text:span text:style-name="T13">הוגו שטיינהאוס</text:span><text:span text:style-name="T11">. </text:span></text:p>
            </text:list-item>
            <text:list-item>
              <text:p xml:id="id9" text:id="id9" text:style-name="P25"><text:span text:style-name="T11">במלחמת העולם השניה הוא הסתתר איפשהו, וחשב איך אפשר לחלק דברים בצורה הוגנת למספר כלשהו של אנשים?</text:span></text:p>
            </text:list-item>
            <text:list-item>
              <text:p xml:id="id10" text:id="id10" text:style-name="P25"><text:span text:style-name="T11">הוא שאל את תלמידיו ותיאר את הפתרון שמצאו במאמר משנת ה'תש"ח (</text:span><text:span text:style-name="T13">1948</text:span><text:span text:style-name="T11">).</text:span></text:p>
            </text:list-item>
            <text:list-item>
              <text:p text:style-name="P25"><text:span text:style-name="T11">בהרצאה זו נתאר פתרון יעיל יותר.</text:span></text:p>
            </text:list-item>
            <text:list-item>
              <text:p text:style-name="P25"><text:span text:style-name="T11">אבל קודם נחזור לשני הילדים הראשונים -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0" draw:style-name="gr25" draw:text-style-name="P26" draw:layer="layout" svg:width="6.349cm" svg:height="9.524cm" svg:x="0.518cm" svg:y="4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custom-shape draw:name="Shape 132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3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34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35" draw:style-name="gr4" draw:layer="layout" svg:width="13.965cm" svg:height="10.472cm" svg:x="3.81cm" svg:y="2.121cm" draw:page-number="7" presentation:class="page"/>
        </presentation:notes>
      </draw:page>
      <draw:page draw:name="תהליך החציה" draw:style-name="dp8" draw:master-page-name="tx" presentation:presentation-page-layout-name="AL2T1">
        <draw:frame draw:name="Shape 137" presentation:style-name="pr4" draw:text-style-name="P10" draw:layer="layout" svg:width="17.1cm" svg:height="3.505cm" svg:x="10.149cm" svg:y="0cm" presentation:class="title" presentation:user-transformed="true">
          <draw:text-box>
            <text:p text:style-name="P9"><text:span text:style-name="T9">תהליך החציה</text:span></text:p>
          </draw:text-box>
        </draw:frame>
        <draw:custom-shape draw:name="Shape 138" draw:style-name="gr7" draw:text-style-name="P12" draw:layer="layout" svg:width="3.301cm" svg:height="3.809cm" svg:x="19.022cm" svg:y="14.016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39" draw:style-name="gr8" draw:text-style-name="P13" draw:layer="layout" svg:width="3.809cm" svg:height="3.047cm" svg:x="6.885cm" svg:y="14.246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40" draw:style-name="gr13" draw:text-style-name="P6" draw:layer="layout" svg:width="26.614cm" svg:height="5.249cm" svg:x="0.973cm" svg:y="3.453cm">
          <text:p xml:id="id11" text:id="id11" text:style-name="P9"><text:span text:style-name="T11">מה קורה אם הילדים רבים על השאלה "מי יחתוך"?</text:span></text:p>
          <text:p xml:id="id12" text:id="id12" text:style-name="P9"><text:span text:style-name="T11">- ניתן להציע תהליך סימטרי:</text:span></text:p>
          <text:p xml:id="id13" text:id="id13" text:style-name="P9"><text:span text:style-name="T11">* כל ילד יסמן קו באמצע לפי דעתו;</text:span></text:p>
          <text:p xml:id="id14" text:id="id14" text:style-name="P9"><text:span text:style-name="T11">* אמא תחתוך בין שני הקווים, ותיתן לכל ילד </text:span><text:span text:style-name="T13">יותר </text:span><text:span text:style-name="T11">מחצי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10" draw:text-style-name="P15" draw:layer="layout" svg:width="21.239cm" svg:height="4.478cm" svg:x="4.238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142" draw:style-name="gr11" draw:text-style-name="P6" draw:layer="layout" svg:width="8.326cm" svg:height="4.895cm" svg:x="10.695cm" svg:y="8.895cm">
          <text:p text:style-name="P16"><text:span text:style-name="T12">י <text:s text:c="4"/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13" draw:text-style-name="P6" xml:id="id18" draw:id="id18" draw:layer="layout" svg:width="21.804cm" svg:height="3.474cm" svg:x="4.223cm" svg:y="17.524cm">
          <text:p text:style-name="P9"><text:span text:style-name="T11">שאלה: מדוע כדאי לכל ילד לסמן את נקודת האמצע לפי דעתו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7" draw:text-style-name="P17" xml:id="id15" draw:id="id15" draw:layer="layout" svg:width="0.001cm" svg:height="4.895cm" svg:x="14.28cm" svg:y="8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26" draw:text-style-name="P17" xml:id="id16" draw:id="id16" draw:layer="layout" svg:width="0.047cm" svg:height="5.249cm" svg:x="12.522cm" svg:y="8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6" draw:style-name="gr12" draw:text-style-name="P17" xml:id="id17" draw:id="id17" draw:layer="layout" svg:width="0.001cm" svg:height="4.895cm" svg:x="13.386cm" svg:y="8.943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custom-shape draw:name="Shape 148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9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50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51" draw:style-name="gr4" draw:layer="layout" svg:width="15.261cm" svg:height="10.472cm" svg:x="3.162cm" svg:y="2.121cm" draw:page-number="8" presentation:class="page"/>
        </presentation:notes>
      </draw:page>
      <draw:page draw:name="תהליך החציה ל-n ילדים" draw:style-name="dp9" draw:master-page-name="tx" presentation:presentation-page-layout-name="AL2T1">
        <draw:frame draw:name="Shape 153" presentation:style-name="pr4" draw:text-style-name="P10" draw:layer="layout" svg:width="19.216cm" svg:height="3.505cm" svg:x="7.982cm" svg:y="0.838cm" presentation:class="title" presentation:user-transformed="true">
          <draw:text-box>
            <text:p text:style-name="P9"><text:span text:style-name="T9">תהליך החציה ל-</text:span><text:span text:style-name="T9">n</text:span><text:span text:style-name="T9"> ילדים</text:span></text:p>
          </draw:text-box>
        </draw:frame>
        <draw:custom-shape draw:name="Shape 154" draw:style-name="gr27" draw:text-style-name="P27" draw:layer="layout" svg:width="4.313cm" svg:height="5.083cm" svg:x="20.804cm" svg:y="6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28" draw:text-style-name="P28" draw:layer="layout" svg:width="3.524cm" svg:height="5.05cm" svg:x="9.492cm" svg:y="6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13" draw:text-style-name="P6" draw:layer="layout" svg:width="24.521cm" svg:height="2.265cm" svg:x="2.407cm" svg:y="3.357cm">
          <text:p text:style-name="P9"><text:span text:style-name="T11">הומצא בשנת ה'תשמ"ד (</text:span><text:span text:style-name="T11">1984</text:span><text:span text:style-name="T11">)</text:span></text:p>
          <text:p text:style-name="P9"><text:span text:style-name="T11">ע"י שני פרופסורים מהטכניון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7" draw:style-name="gr11" draw:text-style-name="P6" draw:layer="layout" svg:width="4.369cm" svg:height="2.265cm" svg:x="20.88cm" svg:y="12.032cm">
          <text:p text:style-name="P29"><text:span text:style-name="T18">שמעון אבן ז"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8" draw:style-name="gr11" draw:text-style-name="P6" draw:layer="layout" svg:width="4.369cm" svg:height="2.265cm" svg:x="9.069cm" svg:y="12.032cm">
          <text:p text:style-name="P29"><text:span text:style-name="T18">עזריה פז </text:span><text:span text:style-name="T18"><text:line-break/></text:span><text:span text:style-name="T18">יבדל"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13" draw:text-style-name="P6" draw:layer="layout" svg:width="24.101cm" svg:height="5.643cm" svg:x="3.097cm" svg:y="15.011cm">
          <text:p xml:id="id19" text:id="id19" text:style-name="P9"><text:span text:style-name="T11">1</text:span><text:span text:style-name="T11">. כל ילד מסמן קו באמצע העוגה לפי דעתו;</text:span></text:p>
          <text:p xml:id="id20" text:id="id20" text:style-name="P9"><text:span text:style-name="T11">2</text:span><text:span text:style-name="T11">. אמא חותכת את העוגה </text:span><text:span text:style-name="T13">בחציון </text:span><text:span text:style-name="T11">הקוים;</text:span></text:p>
          <text:p xml:id="id21" text:id="id21" text:style-name="P9"><text:span text:style-name="T11">3</text:span><text:span text:style-name="T11">. הילדים מתחלקים לשתי קבוצות שוות;</text:span></text:p>
          <text:p xml:id="id22" text:id="id22" text:style-name="P9"><text:span text:style-name="T11">4</text:span><text:span text:style-name="T11">. כל קבוצה חולקת רקורסיבית יותר-מחצי מהעוגה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checkerBoardWipe" smil:subtype="across"/>
                </anim:par>
              </anim:par>
            </anim:par>
          </anim:seq>
        </anim:par>
        <presentation:notes draw:style-name="dp2">
          <draw:custom-shape draw:name="Shape 161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62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63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64" draw:style-name="gr4" draw:layer="layout" svg:width="13.965cm" svg:height="10.472cm" svg:x="3.81cm" svg:y="2.121cm" draw:page-number="9" presentation:class="page"/>
        </presentation:notes>
      </draw:page>
      <draw:page draw:name="תהליך חציה ל-4 ילדים" draw:style-name="dp10" draw:master-page-name="tx" presentation:presentation-page-layout-name="AL2T1">
        <draw:frame draw:name="Shape 166" presentation:style-name="pr4" draw:text-style-name="P10" draw:layer="layout" svg:width="22.387cm" svg:height="3.505cm" svg:x="4.629cm" svg:y="1.215cm" presentation:class="title" presentation:user-transformed="true">
          <draw:text-box>
            <text:p text:style-name="P9"><text:span text:style-name="T9">תהליך חציה ל-</text:span><text:span text:style-name="T9">4</text:span><text:span text:style-name="T9"> ילדים</text:span></text:p>
          </draw:text-box>
        </draw:frame>
        <draw:custom-shape draw:name="Shape 167" draw:style-name="gr7" draw:text-style-name="P12" draw:layer="layout" svg:width="3.301cm" svg:height="3.809cm" svg:x="20.622cm" svg:y="14.391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68" draw:style-name="gr8" draw:text-style-name="P13" draw:layer="layout" svg:width="3.809cm" svg:height="3.047cm" svg:x="15.946cm" svg:y="14.773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69" draw:style-name="gr10" draw:text-style-name="P15" draw:layer="layout" svg:width="21.239cm" svg:height="4.478cm" svg:x="4.238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170" draw:style-name="gr11" draw:text-style-name="P6" draw:layer="layout" svg:width="8.326cm" svg:height="4.895cm" svg:x="10.695cm" svg:y="8.895cm">
          <text:p text:style-name="P16"><text:span text:style-name="T12">י <text:s text:c="4"/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20" draw:text-style-name="P6" draw:layer="layout" svg:width="21.804cm" svg:height="4.025cm" svg:x="4.223cm" svg:y="17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21" draw:text-style-name="P23" draw:layer="layout" svg:width="3.301cm" svg:height="3.809cm" svg:x="11.486cm" svg:y="14.391cm">
          <text:p text:style-name="P11"><text:span text:style-name="T10">ר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73" draw:style-name="gr22" draw:text-style-name="P24" draw:layer="layout" svg:width="3.809cm" svg:height="3.047cm" svg:x="6.288cm" svg:y="14.773cm">
          <text:p text:style-name="P11"><text:span text:style-name="T10">צו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74" draw:style-name="gr17" draw:text-style-name="P17" xml:id="id24" draw:id="id24" draw:layer="layout" svg:width="0.001cm" svg:height="4.895cm" svg:x="14.28cm" svg:y="8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5" draw:style-name="gr26" draw:text-style-name="P17" xml:id="id25" draw:id="id25" draw:layer="layout" svg:width="0.047cm" svg:height="5.249cm" svg:x="12.522cm" svg:y="8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6" draw:style-name="gr29" draw:text-style-name="P17" xml:id="id26" draw:id="id26" draw:layer="layout" svg:width="0.001cm" svg:height="4.895cm" svg:x="15.126cm" svg:y="8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7" draw:style-name="gr30" draw:text-style-name="P17" xml:id="id27" draw:id="id27" draw:layer="layout" svg:width="0.001cm" svg:height="4.895cm" svg:x="16.736cm" svg:y="8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8" draw:style-name="gr12" draw:text-style-name="P17" xml:id="id29" draw:id="id29" draw:layer="layout" svg:width="0.107cm" svg:height="5.556cm" svg:x="14.675cm" svg:y="8.4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9" draw:style-name="gr11" draw:text-style-name="P6" xml:id="id23" draw:id="id23" draw:layer="layout" svg:width="21.392cm" svg:height="1.807cm" svg:x="4.883cm" svg:y="4.154cm">
          <text:p text:style-name="P30"><text:span text:style-name="T11">1</text:span><text:span text:style-name="T11">. כל ילד מסמן קו באמצע העוגה לפי דעתו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1" draw:text-style-name="P6" xml:id="id28" draw:id="id28" draw:layer="layout" svg:width="21.392cm" svg:height="1.807cm" svg:x="4.883cm" svg:y="5.962cm">
          <text:p text:style-name="P30"><text:span text:style-name="T11">2</text:span><text:span text:style-name="T11">. אמא חותכת את העוגה בחציון הקוים;</text:span></text:p>
          <text:p text:style-name="P3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 smil:direction="reverse"/>
                </anim:par>
              </anim:par>
            </anim:par>
          </anim:seq>
        </anim:par>
        <presentation:notes draw:style-name="dp2">
          <draw:custom-shape draw:name="Shape 182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3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84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85" draw:style-name="gr4" draw:layer="layout" svg:width="13.965cm" svg:height="10.472cm" svg:x="3.81cm" svg:y="2.121cm" draw:page-number="10" presentation:class="page"/>
        </presentation:notes>
      </draw:page>
      <draw:page draw:name="תהליך חציה ל-4 ילדים - המשך" draw:style-name="dp11" draw:master-page-name="tx" presentation:presentation-page-layout-name="AL2T1" xml:id="id30" draw:id="id30">
        <draw:custom-shape draw:name="Shape 187" draw:style-name="gr10" draw:text-style-name="P15" draw:layer="layout" svg:width="10.476cm" svg:height="4.478cm" svg:x="15.799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frame draw:name="Shape 188" presentation:style-name="pr4" draw:text-style-name="P10" draw:layer="layout" svg:width="22.387cm" svg:height="3.505cm" svg:x="4.629cm" svg:y="1.215cm" presentation:class="title" presentation:user-transformed="true">
          <draw:text-box>
            <text:p text:style-name="P9"><text:span text:style-name="T9">תהליך חציה ל-</text:span><text:span text:style-name="T9">4</text:span><text:span text:style-name="T9"> ילדים - המשך</text:span></text:p>
          </draw:text-box>
        </draw:frame>
        <draw:custom-shape draw:name="Shape 189" draw:style-name="gr7" draw:text-style-name="P12" draw:layer="layout" svg:width="3.301cm" svg:height="3.809cm" svg:x="9.724cm" svg:y="14.391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90" draw:style-name="gr8" draw:text-style-name="P13" draw:layer="layout" svg:width="3.809cm" svg:height="3.047cm" svg:x="5.284cm" svg:y="14.773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91" draw:style-name="gr10" draw:text-style-name="P15" draw:layer="layout" svg:width="10.476cm" svg:height="4.478cm" svg:x="4.238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192" draw:style-name="gr11" draw:text-style-name="P6" draw:layer="layout" svg:width="3.147cm" svg:height="4.895cm" svg:x="9.879cm" svg:y="8.895cm">
          <text:p text:style-name="P16"><text:span text:style-name="T12"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21" draw:text-style-name="P23" draw:layer="layout" svg:width="3.301cm" svg:height="3.809cm" svg:x="21.414cm" svg:y="14.391cm">
          <text:p text:style-name="P11"><text:span text:style-name="T10">ר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94" draw:style-name="gr22" draw:text-style-name="P24" draw:layer="layout" svg:width="3.809cm" svg:height="3.047cm" svg:x="17.241cm" svg:y="14.773cm">
          <text:p text:style-name="P11"><text:span text:style-name="T10">צו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195" draw:style-name="gr12" draw:text-style-name="P17" draw:layer="layout" svg:width="0.161cm" svg:height="11.937cm" svg:x="15.161cm" svg:y="8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6" draw:style-name="gr11" draw:text-style-name="P6" draw:layer="layout" svg:width="21.392cm" svg:height="1.807cm" svg:x="4.883cm" svg:y="4.154cm">
          <text:p text:style-name="P30"><text:span text:style-name="T11">3</text:span><text:span text:style-name="T11">. הילדים מתחלקים לשתי קבוצות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1" draw:text-style-name="P6" draw:layer="layout" svg:width="21.392cm" svg:height="1.807cm" svg:x="4.883cm" svg:y="5.962cm">
          <text:p text:style-name="P30"><text:span text:style-name="T11">4</text:span><text:span text:style-name="T11">. כל קבוצה מקבלת יותר-מחצי מהעוגה:</text:span></text:p>
          <text:p text:style-name="P3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11" draw:text-style-name="P6" draw:layer="layout" svg:width="3.147cm" svg:height="4.895cm" svg:x="16.893cm" svg:y="8.895cm">
          <text:p text:style-name="P16"><text:span text:style-name="T12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custom-shape draw:name="Shape 200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01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02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203" draw:style-name="gr4" draw:layer="layout" svg:width="13.965cm" svg:height="10.472cm" svg:x="3.81cm" svg:y="2.121cm" draw:page-number="11" presentation:class="page"/>
        </presentation:notes>
      </draw:page>
      <draw:page draw:name="תהליך חציה ל-4 ילדים - המשך" draw:style-name="dp12" draw:master-page-name="tx" presentation:presentation-page-layout-name="AL2T1" xml:id="id31" draw:id="id31">
        <draw:custom-shape draw:name="Shape 205" draw:style-name="gr10" draw:text-style-name="P15" draw:layer="layout" svg:width="10.476cm" svg:height="4.478cm" svg:x="15.799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frame draw:name="Shape 206" presentation:style-name="pr4" draw:text-style-name="P10" draw:layer="layout" svg:width="22.387cm" svg:height="3.505cm" svg:x="4.629cm" svg:y="1.215cm" presentation:class="title" presentation:user-transformed="true">
          <draw:text-box>
            <text:p text:style-name="P9"><text:span text:style-name="T9">תהליך חציה ל-</text:span><text:span text:style-name="T9">4</text:span><text:span text:style-name="T9"> ילדים - המשך</text:span></text:p>
          </draw:text-box>
        </draw:frame>
        <draw:custom-shape draw:name="Shape 207" draw:style-name="gr7" draw:text-style-name="P12" draw:layer="layout" svg:width="3.301cm" svg:height="3.809cm" svg:x="9.724cm" svg:y="14.391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08" draw:style-name="gr8" draw:text-style-name="P13" draw:layer="layout" svg:width="3.809cm" svg:height="3.047cm" svg:x="5.284cm" svg:y="14.773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09" draw:style-name="gr10" draw:text-style-name="P15" draw:layer="layout" svg:width="10.476cm" svg:height="4.478cm" svg:x="4.238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210" draw:style-name="gr11" draw:text-style-name="P6" draw:layer="layout" svg:width="3.147cm" svg:height="4.895cm" svg:x="9.879cm" svg:y="8.895cm">
          <text:p text:style-name="P16"><text:span text:style-name="T12"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21" draw:text-style-name="P23" draw:layer="layout" svg:width="3.301cm" svg:height="3.809cm" svg:x="21.361cm" svg:y="14.01cm">
          <text:p text:style-name="P11"><text:span text:style-name="T10">ר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12" draw:style-name="gr22" draw:text-style-name="P24" draw:layer="layout" svg:width="3.809cm" svg:height="3.047cm" svg:x="16.893cm" svg:y="14.391cm">
          <text:p text:style-name="P11"><text:span text:style-name="T10">צו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13" draw:style-name="gr12" draw:text-style-name="P17" xml:id="id34" draw:id="id34" draw:layer="layout" svg:width="10.358cm" svg:height="0.068cm" svg:x="3.627cm" svg:y="11.3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4" draw:style-name="gr11" draw:text-style-name="P6" draw:layer="layout" svg:width="21.392cm" svg:height="1.807cm" svg:x="4.883cm" svg:y="4.154cm">
          <text:p text:style-name="P30"><text:span text:style-name="T11">1</text:span><text:span text:style-name="T11">. כל ילד מסמן קו באמצע העוגה לפי דעתו:</text:span></text:p>
          <text:p text:style-name="P3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1" draw:text-style-name="P6" draw:layer="layout" svg:width="21.392cm" svg:height="1.807cm" svg:x="4.883cm" svg:y="5.962cm">
          <text:p text:style-name="P30"><text:span text:style-name="T11">2</text:span><text:span text:style-name="T11">. אמא חותכת את העוגה בחציון הקוים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11" draw:text-style-name="P6" draw:layer="layout" svg:width="3.147cm" svg:height="4.895cm" svg:x="16.893cm" svg:y="8.895cm">
          <text:p text:style-name="P16"><text:span text:style-name="T12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17" draw:text-style-name="P17" xml:id="id33" draw:id="id33" draw:layer="layout" svg:width="9.356cm" svg:height="0.001cm" svg:x="4.798cm" svg:y="11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26" draw:text-style-name="P17" xml:id="id32" draw:id="id32" draw:layer="layout" svg:width="9.356cm" svg:height="0.001cm" svg:x="4.629cm" svg:y="11.6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9" draw:text-style-name="P17" xml:id="id36" draw:id="id36" draw:layer="layout" svg:width="0.001cm" svg:height="4.895cm" svg:x="19.388cm" svg:y="9.4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30" draw:text-style-name="P17" xml:id="id35" draw:id="id35" draw:layer="layout" svg:width="0.001cm" svg:height="4.895cm" svg:x="19.388cm" svg:y="8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11" draw:text-style-name="P6" draw:layer="layout" svg:width="21.392cm" svg:height="1.807cm" svg:x="4.238cm" svg:y="18.201cm">
          <text:p xml:id="id37" text:id="id37" text:style-name="P30"><text:span text:style-name="T15">רמי וצומי סימנו קו באותו מקום - מה עושים?</text:span></text:p>
          <text:p xml:id="id38" text:id="id38" text:style-name="P30"><text:span text:style-name="T15">- הגרלה! כל ילד מקבל חצי באקראי.</text:span></text:p>
          <text:p xml:id="id39" text:id="id39" text:style-name="P3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custom-shape draw:name="Shape 223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4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5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226" draw:style-name="gr4" draw:layer="layout" svg:width="13.965cm" svg:height="10.472cm" svg:x="3.81cm" svg:y="2.121cm" draw:page-number="12" presentation:class="page"/>
        </presentation:notes>
      </draw:page>
      <draw:page draw:name="תהליך חציה ל-4 ילדים" draw:style-name="dp13" draw:master-page-name="tx" presentation:presentation-page-layout-name="AL2T1">
        <draw:frame draw:name="Shape 228" presentation:style-name="pr4" draw:text-style-name="P10" draw:layer="layout" svg:width="22.387cm" svg:height="3.505cm" svg:x="4.629cm" svg:y="1.215cm" presentation:class="title" presentation:user-transformed="true">
          <draw:text-box>
            <text:p text:style-name="P9"><text:span text:style-name="T9">תהליך חציה ל-</text:span><text:span text:style-name="T9">4</text:span><text:span text:style-name="T9"> ילדים</text:span></text:p>
          </draw:text-box>
        </draw:frame>
        <draw:custom-shape draw:name="Shape 229" draw:style-name="gr7" draw:text-style-name="P12" draw:layer="layout" svg:width="3.301cm" svg:height="3.809cm" svg:x="11.48cm" svg:y="14.01cm">
          <text:p text:style-name="P11"><text:span text:style-name="T10">ע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30" draw:style-name="gr8" draw:text-style-name="P13" draw:layer="layout" svg:width="3.809cm" svg:height="3.047cm" svg:x="6.885cm" svg:y="14.391cm">
          <text:p text:style-name="P11"><text:span text:style-name="T10">ת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31" draw:style-name="gr10" draw:text-style-name="P15" draw:layer="layout" svg:width="21.239cm" svg:height="4.478cm" svg:x="4.238cm" svg:y="9.103cm">
          <text:p/>
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"/>
            <draw:equation draw:name="f6" draw:formula="logheight/2"/>
            <draw:equation draw:name="f7" draw:formula="logwidth/2"/>
            <draw:equation draw:name="f8" draw:formula="logheight"/>
            <draw:handle draw:handle-position="?f2 0" draw:handle-range-x-maximum="50000" draw:handle-range-x-minimum="0"/>
          </draw:enhanced-geometry>
        </draw:custom-shape>
        <draw:custom-shape draw:name="Shape 232" draw:style-name="gr11" draw:text-style-name="P6" draw:layer="layout" svg:width="8.326cm" svg:height="4.895cm" svg:x="10.695cm" svg:y="8.895cm">
          <text:p text:style-name="P16"><text:span text:style-name="T12">י <text:s text:c="4"/>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21" draw:text-style-name="P23" draw:layer="layout" svg:width="3.301cm" svg:height="3.809cm" svg:x="16.736cm" svg:y="14.01cm">
          <text:p text:style-name="P11"><text:span text:style-name="T10">ר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34" draw:style-name="gr22" draw:text-style-name="P24" draw:layer="layout" svg:width="3.809cm" svg:height="3.047cm" svg:x="20.316cm" svg:y="14.391cm">
          <text:p text:style-name="P11"><text:span text:style-name="T10">צומי</text:span></text:p>
          <draw:enhanced-geometry draw:mirror-horizontal="false" draw:mirror-vertical="false" svg:viewBox="0 0 0 0" draw:text-areas="?f17 ?f20 ?f18 ?f21" draw:type="ooxml-smileyFace" draw:modifiers="17520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235" draw:style-name="gr17" draw:text-style-name="P17" draw:layer="layout" svg:width="0.001cm" svg:height="4.895cm" svg:x="14.28cm" svg:y="8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26" draw:text-style-name="P17" draw:layer="layout" svg:width="0.047cm" svg:height="5.249cm" svg:x="12.522cm" svg:y="8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7" draw:style-name="gr29" draw:text-style-name="P17" draw:layer="layout" svg:width="0.001cm" svg:height="4.895cm" svg:x="15.126cm" svg:y="8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8" draw:style-name="gr30" draw:text-style-name="P17" draw:layer="layout" svg:width="0.001cm" svg:height="4.895cm" svg:x="16.736cm" svg:y="8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9" draw:style-name="gr12" draw:text-style-name="P17" draw:layer="layout" svg:width="0.107cm" svg:height="5.556cm" svg:x="14.675cm" svg:y="8.4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0" draw:style-name="gr11" draw:text-style-name="P6" xml:id="id40" draw:id="id40" draw:layer="layout" svg:width="24.089cm" svg:height="1.807cm" svg:x="2.186cm" svg:y="4.154cm">
          <text:p text:style-name="P30"><text:span text:style-name="T11">גם הפעם כדאי לכל ילד לסמן קו באמצע העוגה (למה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1" draw:text-style-name="P6" xml:id="id41" draw:id="id41" draw:layer="layout" svg:width="22.749cm" svg:height="1.807cm" svg:x="3.526cm" svg:y="5.962cm">
          <text:p text:style-name="P30"><text:span text:style-name="T11">בדוגמה שלנו, כל ילד מקבל </text:span><text:span text:style-name="T13">יותר מרבע </text:span><text:span text:style-name="T11">מהעוגה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</anim:seq>
        </anim:par>
        <presentation:notes draw:style-name="dp2">
          <draw:custom-shape draw:name="Shape 243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44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45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246" draw:style-name="gr4" draw:layer="layout" svg:width="13.965cm" svg:height="10.472cm" svg:x="3.81cm" svg:y="2.121cm" draw:page-number="13" presentation:class="page"/>
        </presentation:notes>
      </draw:page>
      <draw:page draw:name="ניצול אי-הסכמה" draw:style-name="dp14" draw:master-page-name="tx" presentation:presentation-page-layout-name="AL2T1">
        <draw:frame draw:name="Shape 248" presentation:style-name="pr4" draw:text-style-name="P10" draw:layer="layout" svg:width="22.387cm" svg:height="3.505cm" svg:x="4.629cm" svg:y="1.215cm" presentation:class="title" presentation:user-transformed="true">
          <draw:text-box>
            <text:p text:style-name="P9"><text:span text:style-name="T9">ניצול אי-הסכמה</text:span></text:p>
          </draw:text-box>
        </draw:frame>
        <draw:custom-shape draw:name="Shape 249" draw:style-name="gr11" draw:text-style-name="P6" xml:id="id42" draw:id="id42" draw:layer="layout" svg:width="24.089cm" svg:height="4.316cm" svg:x="2.186cm" svg:y="4.154cm">
          <text:p text:style-name="P30"><text:span text:style-name="T11">משפט: אם </text:span><text:span text:style-name="T13">לא כל </text:span><text:span text:style-name="T11">הילדים מסכימים - </text:span></text:p>
          <text:p text:style-name="P30"><text:span text:style-name="T13">תמיד </text:span><text:span text:style-name="T11">קיימת חלוקה שבה כל ילד מקבל </text:span><text:span text:style-name="T13">יותר</text:span><text:span text:style-name="T11"> מחלקו היחסי!</text:span></text:p>
          <text:p text:style-name="P31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11" draw:text-style-name="P6" xml:id="id44" draw:id="id44" draw:layer="layout" svg:width="24.089cm" svg:height="1.772cm" svg:x="2.186cm" svg:y="14.413cm">
          <text:p text:style-name="P30"><text:span text:style-name="T11">מסקנה: אי-הסכמה היא דבר טוב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11" draw:text-style-name="P6" xml:id="id43" draw:id="id43" draw:layer="layout" svg:width="24.089cm" svg:height="4.316cm" svg:x="2.186cm" svg:y="9.284cm">
          <text:p text:style-name="P32"><text:span text:style-name="T11">(Dubins &amp; Spanier 1961, Rebman 1979, Woodall 1986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24" draw:text-style-name="P6" xml:id="id45" draw:id="id45" draw:layer="layout" svg:width="25.753cm" svg:height="3.096cm" svg:x="1.618cm" svg:y="16.578cm">
          <text:p text:style-name="P30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</anim:seq>
        </anim:par>
        <presentation:notes draw:style-name="dp2">
          <draw:custom-shape draw:name="Shape 254" draw:style-name="gr2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55" draw:style-name="gr3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56" presentation:style-name="pr5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257" draw:style-name="gr4" draw:layer="layout" svg:width="13.965cm" svg:height="10.472cm" svg:x="3.81cm" svg:y="2.121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0" draw:display-name="msFillBitmap 10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12" draw:display-name="msFillBitmap 12" xlink:href="Pictures/100000000000032000000258CECDE0CB01CABD1C.png" xlink:type="simple" xlink:show="embed" xlink:actuate="onLoad"/>
    <draw:fill-image draw:name="msFillBitmap_20_13" draw:display-name="msFillBitmap 13" xlink:href="Pictures/100000000000032000000258CECDE0CB01CABD1C.png" xlink:type="simple" xlink:show="embed" xlink:actuate="onLoad"/>
    <draw:fill-image draw:name="msFillBitmap_20_14" draw:display-name="msFillBitmap 14" xlink:href="Pictures/10000000000000B40000010EF4AA40CAF4015140.jpg" xlink:type="simple" xlink:show="embed" xlink:actuate="onLoad"/>
    <draw:fill-image draw:name="msFillBitmap_20_15" draw:display-name="msFillBitmap 15" xlink:href="Pictures/100000000000032000000258CECDE0CB01CABD1C.png" xlink:type="simple" xlink:show="embed" xlink:actuate="onLoad"/>
    <draw:fill-image draw:name="msFillBitmap_20_16" draw:display-name="msFillBitmap 16" xlink:href="Pictures/100000000000032000000258CECDE0CB01CABD1C.png" xlink:type="simple" xlink:show="embed" xlink:actuate="onLoad"/>
    <draw:fill-image draw:name="msFillBitmap_20_17" draw:display-name="msFillBitmap 17" xlink:href="Pictures/100000000000005200000061DE24F823B59C7253.jpg" xlink:type="simple" xlink:show="embed" xlink:actuate="onLoad"/>
    <draw:fill-image draw:name="msFillBitmap_20_18" draw:display-name="msFillBitmap 18" xlink:href="Pictures/100002010000004600000064CD63393222601531.png" xlink:type="simple" xlink:show="embed" xlink:actuate="onLoad"/>
    <draw:fill-image draw:name="msFillBitmap_20_19" draw:display-name="msFillBitmap 19" xlink:href="Pictures/100000000000032000000258CECDE0CB01CABD1C.png" xlink:type="simple" xlink:show="embed" xlink:actuate="onLoad"/>
    <draw:fill-image draw:name="msFillBitmap_20_2" draw:display-name="msFillBitmap 2" xlink:href="Pictures/100000000000032000000258CECDE0CB01CABD1C.png" xlink:type="simple" xlink:show="embed" xlink:actuate="onLoad"/>
    <draw:fill-image draw:name="msFillBitmap_20_20" draw:display-name="msFillBitmap 20" xlink:href="Pictures/100000000000032000000258CECDE0CB01CABD1C.png" xlink:type="simple" xlink:show="embed" xlink:actuate="onLoad"/>
    <draw:fill-image draw:name="msFillBitmap_20_21" draw:display-name="msFillBitmap 21" xlink:href="Pictures/100000000000032000000258CECDE0CB01CABD1C.png" xlink:type="simple" xlink:show="embed" xlink:actuate="onLoad"/>
    <draw:fill-image draw:name="msFillBitmap_20_22" draw:display-name="msFillBitmap 22" xlink:href="Pictures/100000000000032000000258CECDE0CB01CABD1C.png" xlink:type="simple" xlink:show="embed" xlink:actuate="onLoad"/>
    <draw:fill-image draw:name="msFillBitmap_20_23" draw:display-name="msFillBitmap 23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fill-image draw:name="msFillBitmap_20_8" draw:display-name="msFillBitmap 8" xlink:href="Pictures/100000000000032000000258CECDE0CB01CABD1C.png" xlink:type="simple" xlink:show="embed" xlink:actuate="onLoad"/>
    <draw:fill-image draw:name="msFillBitmap_20_9" draw:display-name="msFillBitmap 9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848cm" draw:distance="0.63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office:forms form:automatic-focus="false" form:apply-design-mode="false"/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5</meta:editing-cycles>
    <dc:date>2018-04-26T21:09:40.679754958</dc:date>
    <meta:editing-duration>PT16H2M13S</meta:editing-duration>
    <meta:generator>LibreOffice/5.1.6.2$Linux_X86_64 LibreOffice_project/10m0$Build-2</meta:generator>
    <meta:document-statistic meta:object-count="2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